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style:paragraph-properties style:page-number="auto" fo:keep-with-next="always"/>
    </style:style>
    <style:style style:name="P2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3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4" style:family="paragraph" style:parent-style-name="Standard" style:master-page-name="">
      <style:paragraph-properties style:page-number="auto" fo:keep-with-next="always"/>
      <style:text-properties fo:color="#0000ff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%#include AL/BMS/echeances/droitsEcheancesAffilieCommun#%</text:p>
      <text:p text:style-name="Standard"/>
      <text:p text:style-name="P2">%=droitEcheanceAffilieInd_texteFin=% <text:span text:style-name="T1">%=droitEcheanceAffilieInd_texteCopie=%</text:span><text:span text:style-name="T2"> %=droitEcheanceAffilieInd_texteCopieFin=%</text:span><text:span text:style-name="T1"> </text:span><text:span text:style-name="T2">%=droitEcheanceAffilieInd_texteFinFormation=%</text:span></text:p>
      <text:p text:style-name="P2"/>
      <text:p text:style-name="P2">%=droitEcheanceAffilieInd_texteSalutations=%</text:p>
      <text:p text:style-name="P1"/>
      <text:p text:style-name="P4"/>
      <text:p text:style-name="P1"/>
      <text:p text:style-name="P1"/>
      <text:p text:style-name="P1">%#include AL/commun/signatures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5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1-04T15:20:01</meta:creation-date>
    <dc:date>2015-08-27T15:27:43.47</dc:date>
    <meta:editing-cycles>58</meta:editing-cycles>
    <meta:editing-duration>PT14H44M15S</meta:editing-duration>
    <meta:document-statistic meta:table-count="0" meta:image-count="0" meta:object-count="0" meta:page-count="1" meta:paragraph-count="4" meta:word-count="9" meta:character-count="305"/>
    <meta:user-defined meta:name="Info 1"/>
    <meta:user-defined meta:name="Info 2"/>
    <meta:user-defined meta:name="Info 3"/>
    <meta:user-defined meta:name="Info 4"/>
  </office:meta>
</office:document-meta>
</file>